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1459ff" officeooo:paragraph-rsid="001459ff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50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Gleichheit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n einheitlichen Schrift, Tabellen und Anordnungsstil haben. 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1145337307" text:style-name="L1">
              <text:list-item>
                <text:p text:style-name="P3">Auf jeder erreichbaren Seite werden alle Schriften und Tabellen in der gleichen Art dargestellt. Die Anordnung erfolgt immer nach dem gleichen Schema.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5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8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4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4/5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0:54:00Z</meta:creation-date>
    <dc:date>2019-03-28T18:40:58.451000000</dc:date>
    <meta:editing-cycles>3</meta:editing-cycles>
    <meta:editing-duration>PT4S</meta:editing-duration>
    <meta:document-statistic meta:table-count="1" meta:image-count="0" meta:object-count="0" meta:page-count="1" meta:paragraph-count="19" meta:word-count="57" meta:character-count="414" meta:non-whitespace-character-count="376"/>
    <meta:template xlink:type="simple" xlink:actuate="onRequest" xlink:title="" xlink:href="Normal.dotm"/>
  </office:meta>
</office:document-meta>
</file>